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officeooo:rsid="0007485a" officeooo:paragraph-rsid="00074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text:span text:style-name="Emphasis">def</text:span>ghi<text:span text:style-name="Strong_20_Emphasis">jkl</text:span>mno<text:span text:style-name="Emphasis">pqr</text:span>stu<text:span text:style-name="MyCharStyle">vwx</text:span>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CharStyle" style:family="text">
      <style:text-properties fo:color="#ff0000" style:font-name="Arial" fo:font-family="Arial" style:font-style-name="Bold" style:font-family-generic="swiss" style:font-pitch="variable" fo:font-weight="bold" officeooo:rsid="0007485a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2:21:38.545000000</meta:creation-date>
    <dc:date>2016-07-29T12:24:31.702000000</dc:date>
    <meta:editing-duration>PT2M53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5.1.0.3$Windows_x86 LibreOffice_project/5e3e00a007d9b3b6efb6797a8b8e57b51ab1f737</meta:generator>
  </office:meta>
</office:document-meta>
</file>